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style:font-name-complex="Calibri" fo:font-weight="bold" style:font-weight-asian="bold" style:font-weight-complex="bold" fo:color="#000000" fo:background-color="#FFFFFF"/>
    </style:style>
    <style:style style:name="T2" style:parent-style-name="Hyperlink" style:family="text">
      <style:text-properties style:font-name-complex="Calibri" fo:font-weight="bold" style:font-weight-asian="bold" style:font-weight-complex="bold" fo:background-color="#FFFFFF"/>
    </style:style>
    <style:style style:name="P3" style:parent-style-name="Normal" style:family="paragraph">
      <style:paragraph-properties fo:text-align="center"/>
      <style:text-properties style:font-name-complex="Calibri" fo:font-weight="bold" style:font-weight-asian="bold" style:font-weight-complex="bold" fo:color="#000000" fo:font-size="14pt" style:font-size-asian="14pt" style:font-size-complex="14pt" fo:background-color="#FFFFFF"/>
    </style:style>
    <style:style style:name="P4" style:parent-style-name="Normal" style:family="paragraph">
      <style:text-properties style:font-name-complex="Calibri" fo:font-weight="bold" style:font-weight-asian="bold" style:font-weight-complex="bold" fo:color="#000000" fo:background-color="#FFFFFF"/>
    </style:style>
    <style:style style:name="P5" style:parent-style-name="ListParagraph" style:list-style-name="LFO1" style:family="paragraph">
      <style:text-properties style:font-name-complex="Calibri" fo:color="#000000" fo:background-color="#FFFFFF"/>
    </style:style>
    <style:style style:name="P6" style:parent-style-name="ListParagraph" style:list-style-name="LFO1" style:family="paragraph">
      <style:text-properties style:font-name-complex="Calibri" fo:color="#000000" fo:background-color="#FFFFFF"/>
    </style:style>
    <style:style style:name="P7" style:parent-style-name="ListParagraph" style:list-style-name="LFO1" style:family="paragraph">
      <style:text-properties style:font-name-complex="Calibri" fo:color="#000000" fo:background-color="#FFFFFF"/>
    </style:style>
    <style:style style:name="P8" style:parent-style-name="ListParagraph" style:list-style-name="LFO1" style:family="paragraph">
      <style:text-properties style:font-name-complex="Calibri" fo:color="#000000" fo:background-color="#FFFFFF"/>
    </style:style>
    <style:style style:name="P9" style:parent-style-name="ListParagraph" style:list-style-name="LFO1" style:family="paragraph">
      <style:text-properties style:font-name-complex="Calibri" fo:color="#000000" fo:background-color="#FFFFFF"/>
    </style:style>
    <style:style style:name="P10" style:parent-style-name="ListParagraph" style:list-style-name="LFO1" style:family="paragraph">
      <style:text-properties style:font-name-complex="Calibri" fo:color="#000000" fo:background-color="#FFFFFF"/>
    </style:style>
    <style:style style:name="P11" style:parent-style-name="Normal" style:family="paragraph">
      <style:text-properties style:font-name-complex="Calibri" fo:font-weight="bold" style:font-weight-asian="bold" style:font-weight-complex="bold" fo:color="#000000" fo:background-color="#FFFFFF"/>
    </style:style>
    <style:style style:name="P12" style:parent-style-name="Normal" style:family="paragraph">
      <style:text-properties style:font-name-complex="Calibri" fo:color="#000000" fo:background-color="#FFFFFF"/>
    </style:style>
    <style:style style:name="P13" style:parent-style-name="Normal" style:family="paragraph">
      <style:text-properties style:font-name-complex="Calibri" fo:color="#000000" fo:background-color="#FFFFFF"/>
    </style:style>
    <style:style style:name="P14" style:parent-style-name="Normal" style:family="paragraph">
      <style:text-properties style:font-name-complex="Calibri" fo:color="#000000" fo:background-color="#FFFFFF"/>
    </style:style>
    <style:style style:name="P15" style:parent-style-name="Normal" style:family="paragraph">
      <style:text-properties style:font-name-complex="Calibri" fo:font-weight="bold" style:font-weight-asian="bold" style:font-weight-complex="bold" fo:color="#000000" fo:background-color="#FFFFFF"/>
    </style:style>
    <style:style style:name="P16" style:parent-style-name="Normal" style:family="paragraph">
      <style:text-properties style:font-name-complex="Calibri" fo:color="#000000" fo:background-color="#FFFFFF"/>
    </style:style>
    <style:style style:name="P17" style:parent-style-name="Normal" style:family="paragraph">
      <style:text-properties style:font-name-complex="Calibri" fo:color="#000000" fo:background-color="#FFFFFF"/>
    </style:style>
    <style:style style:name="P18" style:parent-style-name="Normal" style:family="paragraph">
      <style:text-properties style:font-name-complex="Calibri" fo:color="#000000" fo:background-color="#FFFFFF"/>
    </style:style>
    <style:style style:name="P19" style:parent-style-name="Normal" style:family="paragraph">
      <style:text-properties style:font-name-complex="Calibri" fo:color="#000000" fo:background-color="#FFFFFF"/>
    </style:style>
    <style:style style:name="P20" style:parent-style-name="Normal" style:family="paragraph">
      <style:paragraph-properties fo:margin-left="0.5in" fo:text-indent="0.5in">
        <style:tab-stops/>
      </style:paragraph-properties>
      <style:text-properties style:font-name-complex="Calibri" fo:color="#000000" fo:background-color="#FFFFFF"/>
    </style:style>
    <style:style style:name="P21" style:parent-style-name="Normal" style:family="paragraph">
      <style:paragraph-properties fo:margin-left="1in" fo:text-indent="0.5in">
        <style:tab-stops/>
      </style:paragraph-properties>
      <style:text-properties style:font-name-complex="Calibri" fo:color="#000000" fo:background-color="#FFFFFF"/>
    </style:style>
    <style:style style:name="P22" style:parent-style-name="Normal" style:family="paragraph">
      <style:text-properties style:font-name-complex="Calibri" fo:color="#000000" fo:background-color="#FFFFFF"/>
    </style:style>
    <style:style style:name="T23" style:parent-style-name="DefaultParagraphFont" style:family="text">
      <style:text-properties style:font-name-complex="Calibri" fo:color="#000000" fo:background-color="#FFFFFF"/>
    </style:style>
    <style:style style:name="T24" style:parent-style-name="DefaultParagraphFont" style:family="text">
      <style:text-properties style:font-name-complex="Calibri" fo:color="#000000" fo:background-color="#FFFFFF"/>
    </style:style>
    <style:style style:name="T25" style:parent-style-name="DefaultParagraphFont" style:family="text">
      <style:text-properties style:font-name-complex="Calibri" fo:color="#000000" fo:background-color="#FFFFFF"/>
    </style:style>
    <style:style style:name="T26" style:parent-style-name="DefaultParagraphFont" style:family="text">
      <style:text-properties style:font-name-complex="Calibri" fo:color="#000000" fo:background-color="#FFFFFF"/>
    </style:style>
    <style:style style:name="P27" style:parent-style-name="Normal" style:family="paragraph">
      <style:text-properties style:font-name-complex="Calibri" fo:color="#000000" fo:background-color="#FFFFFF"/>
    </style:style>
    <style:style style:name="P28" style:parent-style-name="Normal" style:family="paragraph">
      <style:text-properties style:font-name-complex="Calibri" fo:color="#000000" fo:background-color="#FFFFFF"/>
    </style:style>
    <style:style style:name="P29" style:parent-style-name="Normal" style:family="paragraph">
      <style:text-properties style:font-name-complex="Calibri" fo:color="#000000" fo:background-color="#FFFFFF"/>
    </style:style>
    <style:style style:name="P30" style:parent-style-name="Normal" style:family="paragraph">
      <style:text-properties style:font-name-complex="Calibri" fo:color="#000000" fo:background-color="#FFFFFF"/>
    </style:style>
    <style:style style:name="P31" style:parent-style-name="Normal" style:family="paragraph">
      <style:text-properties style:font-name-complex="Calibri" fo:color="#000000" fo:background-color="#FFFFFF"/>
    </style:style>
    <style:style style:name="P32" style:parent-style-name="Normal" style:family="paragraph">
      <style:text-properties style:font-name-complex="Calibri" fo:color="#000000" fo:background-color="#FFFFFF"/>
    </style:style>
    <style:style style:name="T33" style:parent-style-name="DefaultParagraphFont" style:family="text">
      <style:text-properties style:font-name-complex="Calibri" fo:font-weight="bold" style:font-weight-asian="bold" style:font-weight-complex="bold" fo:color="#000000" fo:background-color="#FFFFFF"/>
    </style:style>
    <style:style style:name="P34" style:parent-style-name="Normal" style:family="paragraph">
      <style:text-properties style:font-name-complex="Calibri" fo:color="#000000" fo:background-color="#FFFFFF"/>
    </style:style>
    <style:style style:name="P35" style:parent-style-name="Normal" style:family="paragraph">
      <style:paragraph-properties fo:margin-left="0.5in">
        <style:tab-stops/>
      </style:paragraph-properties>
      <style:text-properties style:font-name-complex="Calibri" fo:color="#000000" fo:background-color="#FFFFFF"/>
    </style:style>
    <style:style style:name="T36" style:parent-style-name="DefaultParagraphFont" style:family="text">
      <style:text-properties style:font-name-complex="Calibri" fo:color="#000000" fo:background-color="#FFFFFF"/>
    </style:style>
    <style:style style:name="P37" style:parent-style-name="Normal" style:family="paragraph">
      <style:text-properties style:font-name-complex="Calibri" fo:color="#000000" fo:background-color="#FFFFFF"/>
    </style:style>
    <style:style style:name="P38" style:parent-style-name="Normal" style:family="paragraph">
      <style:text-properties style:font-name-complex="Calibri" fo:color="#000000" fo:background-color="#FFFFFF"/>
    </style:style>
    <style:style style:name="P39" style:parent-style-name="Normal" style:family="paragraph">
      <style:text-properties style:font-name-complex="Calibri" fo:color="#000000" fo:background-color="#FFFFFF"/>
    </style:style>
    <style:style style:name="P40" style:parent-style-name="Normal" style:family="paragraph">
      <style:paragraph-properties fo:margin-left="0.5in">
        <style:tab-stops/>
      </style:paragraph-properties>
    </style:style>
    <style:style style:name="T41" style:parent-style-name="DefaultParagraphFont" style:family="text">
      <style:text-properties style:font-name-complex="Calibri" fo:color="#000000" fo:background-color="#FFFFFF"/>
    </style:style>
    <style:style style:name="T42" style:parent-style-name="DefaultParagraphFont" style:family="text">
      <style:text-properties style:font-name-complex="Calibri" fo:color="#000000" fo:background-color="#FFFFFF"/>
    </style:style>
    <style:style style:name="T43" style:parent-style-name="Hyperlink" style:family="text">
      <style:text-properties style:font-name-complex="Calibri"/>
    </style:style>
    <style:style style:name="T44" style:parent-style-name="Hyperlink" style:family="text">
      <style:text-properties style:font-name-complex="Calibri"/>
    </style:style>
    <style:style style:name="P45" style:parent-style-name="Normal" style:family="paragraph">
      <style:text-properties style:font-name-complex="Calibri" fo:color="#000000" fo:background-color="#FFFFFF"/>
    </style:style>
    <style:style style:name="P46" style:parent-style-name="Normal" style:family="paragraph">
      <style:text-properties style:font-name-complex="Calibri" fo:color="#000000" fo:background-color="#FFFFFF"/>
    </style:style>
    <style:style style:name="P47" style:parent-style-name="Normal" style:family="paragraph">
      <style:paragraph-properties fo:margin-left="0.5in">
        <style:tab-stops/>
      </style:paragraph-properties>
      <style:text-properties style:font-name-complex="Calibri" fo:color="#000000" fo:background-color="#FFFFFF"/>
    </style:style>
    <style:style style:name="P48" style:parent-style-name="Normal" style:family="paragraph">
      <style:text-properties style:font-name-complex="Calibri" fo:color="#000000" fo:background-color="#FFFFFF"/>
    </style:style>
    <style:style style:name="P49" style:parent-style-name="Normal" style:family="paragraph">
      <style:text-properties style:font-name-complex="Calibri" fo:color="#000000" fo:background-color="#FFFFFF"/>
    </style:style>
    <style:style style:name="P50" style:parent-style-name="Normal" style:family="paragraph">
      <style:paragraph-properties fo:margin-left="0.5in">
        <style:tab-stops/>
      </style:paragraph-properties>
      <style:text-properties style:font-name-complex="Calibri" fo:color="#000000" fo:background-color="#FFFFFF"/>
    </style:style>
    <style:style style:name="P51" style:parent-style-name="Normal" style:family="paragraph">
      <style:text-properties style:font-name-complex="Calibri" fo:color="#000000" fo:background-color="#FFFFFF"/>
    </style:style>
    <style:style style:name="P52" style:parent-style-name="Normal" style:family="paragraph">
      <style:text-properties style:font-name-complex="Calibri" fo:font-weight="bold" style:font-weight-asian="bold" fo:color="#000000" fo:background-color="#FFFFFF"/>
    </style:style>
  </office:automatic-styles>
  <office:body>
    <office:text text:use-soft-page-breaks="true">
      <text:p text:style-name="P1">Student ID: 201378222</text:p>
      <text:p text:style-name="Normal"><text:a xlink:href="mailto:gy19sr@leeds.ac.uk" office:target-frame-name="_top" xlink:show="replace"><text:span text:style-name="T2">gy19sr@leeds.ac.uk</text:span></text:a></text:p>
      <text:p text:style-name="P3">Review of Assessment 2</text:p>
      <text:p text:style-name="P4">Intention of the software:</text:p>
      <text:list text:style-name="LFO1" text:continue-numbering="true">
        <text:list-item>
          <text:p text:style-name="P5">Read in environment data<text:s/></text:p>
        </text:list-item>
        <text:list-item>
          <text:p text:style-name="P6">Set up agents with unique values at the starting pub and connect them to<text:s/>the environment</text:p>
        </text:list-item>
        <text:list-item>
          <text:p text:style-name="P7">Randomly move the agents leaving behind a density trail</text:p>
        </text:list-item>
        <text:list-item>
          <text:p text:style-name="P8">Have the agents stop once they arrive at their home</text:p>
        </text:list-item>
        <text:list-item>
          <text:p text:style-name="P9">Plot the density map</text:p>
        </text:list-item>
        <text:list-item>
          <text:p text:style-name="P10">Save the density map to a new csv file</text:p>
        </text:list-item>
      </text:list>
      <text:p text:style-name="P11">Introduction:</text:p>
      <text:p text:style-name="P12">The model displays drunk bar patrons exiting a bar at closing time and drunkenly stumbling around until they find their homes. This model was taken from the perspective of a city planner that would want to see density rates in the streets after the local bar closes and people begin to head home.<text:s/>There is a second option of having the agents return home one at a time.<text:s/></text:p>
      <text:p text:style-name="P13">I was initially drawn to the planning for drunks option as I saw many similarities to assessment 1 which I felt comfortable with. As stated above, I could see a clear below to brining in the environment, moving the drunks, creating a density, displaying the result and using a GUI.<text:s/></text:p>
      <text:p text:style-name="P14"/>
      <text:p text:style-name="P15">Issues during development and how they were resolved:</text:p>
      <text:p text:style-name="P16">Creating the environment and agents and getting the agents to add a density to the environment was fairly straight forward for me as it was all familiar coding. The first<text:s/>roadblock came when writing the density text to a file. I first tried mimicking my reader from the start of the code, just switching out the read function for the write function. After failing I search python help websites online (see sources below) and could then make a text file that said something, but not my list. I then found example code on “realpython.com” for how to write a csv. This was easily adjusted to my density data with a bit of editing. I thought it being saved as a csv instead of a .txt would be an issue, but after reviewing the assessment it references that you just need to write the results to a file, so I’ve decided to keep it as a csv which can easily be opened in notepad to see the raw data. <text:s/></text:p>
      <text:p text:style-name="P17">My first hurdle was setting up the agents starting location. I overcame this thanks to the index function where I was able to print rows of the environment until I found the 1 value (the pub) and printed the rows to uncover the x y range of the pub. I then gave the agents a random starting point within these parameters.<text:s/></text:p>
      <text:p text:style-name="P18">I originally had an animation format, but when I got it running, I quickly realised that with the amount of iterations that needed to be run, I needed to switch to a simpler code of just displaying the end scatterplot.<text:s/></text:p>
      <text:soft-page-break/>
      <text:p text:style-name="P19">The most<text:s/>difficult hurdle during development was getting my agents to recognise their house and stop when they reached it. My general thought process was to create a unique id for each agent (10-250) and then relate that ID to the value of the house environment (or<text:s/>house ID 10-250).<text:s/></text:p>
      <text:p text:style-name="P20">If agent ID == environment value</text:p>
      <text:p text:style-name="P21">stop/remove agent</text:p>
      <text:p text:style-name="P22"><text:tab/>Creating the agent ID was straight forward as I just added 10 to the ID for each agent (agent i X 10). After that, I avoided the problem until it was the only component remaining and my code was “clean”. I first worked in my model to try and determine the locations of the houses (their x,y) but quickly resorted to my original plan as I realised it was labour intensive and extremely ineffcient. I used the code from when the sheep ate the<text:s/>environment in assessment 1 to start. With this I was able to say, “if the environment value was equal to a number then do …”. I then experimented with correlating environment to agents and agent ID’s. The issue was where to place the correlation, as I mainly tried placing it at the start of my def move function in my agent framework. The code looked good to me and would run but the result didn’t look correct with no agents in their home. I suspected an issue with the location of agent ID after testing through prints. Eventually my code in every right seemed correct but refused to function although to me it seemed to be without error. Eventually I realised the issue was agent ID as I could always get the final agent (ID = 10 x agent num) to reach its home but the rest continued to move randomly. I messed around a lot with switching “for I in range (number of agents)” and “for i in range (number of iterations)”. After setting up different<text:s/>prints<text:s/>of agentID, agent location, and environment value, before and after the model I discovered that environment was always reading a value of 0. After some trial and error I realised my extremely obvious mistake. I had become so use to animations that when I went back to my prac work where no animations were used, I saw the difference.<text:s/></text:p>
      <text:p text:style-name="Normal"><text:span text:style-name="T23">for i in range (num_of_iterations):</text:span><text:s/><text:tab/><text:tab/><text:span text:style-name="T24">for<text:s/></text:span><text:span text:style-name="T25">J</text:span><text:span text:style-name="T26"><text:s/>in range (num_of_iterations):</text:span></text:p>
      <text:p text:style-name="P27"><text:s text:c="4"/>for i in range(num_of_agents): <text:s text:c="31"/>for i in range(num_of_agents):</text:p>
      <text:p text:style-name="P28"><text:s text:c="8"/>agents[i].move <text:s text:c="47"/><text:s text:c="17"/>agents[i].move</text:p>
      <text:p text:style-name="P29">I hadn’t been switching out i variable for another variable (j, k, doesn’t matter the symbol). Once I recognised this error <text:s text:c="6"/></text:p>
      <text:p text:style-name="P30">One potential issue that was not overcome was that with agents adding density it is possible<text:s/>that agent’s values will equal the environments density but not the house location and they will stop on that density point. My one solution was to exclude adding density if the environments value was 9 to avoid it becoming a potential “house”. This method<text:s/>was ineffective because then my density was limited to less than 10 for the whole model. I had<text:s/>mitigated the issue by setting density to add .5 per step. I believe this in combination with a lower selected amount of iterations would cause some of the agents not to reach their home before the model is finished running.<text:s/>In the end I created two environments, one for displaying density another for the agents to find their home. This solved the problem. Note: this displayed density map still has houses on it, so it looks appropriate for display, but a blank environment could be added in to replace this one if the viewer didn’t care about the agents and home locations.<text:s/><text:s/></text:p>
      <text:p text:style-name="P31">My final hurdle was commenting correctly. It was some of the main feedback from my assessment one that I could improve my commenting. I am still a bit confused on how to comment each class,<text:s/>function and variable in the ideally standard way “listing positional argument and detailing any returned values of<text:s/><text:soft-page-break/>functions” (assessment criteria). I used the documentation tutorial and some GitHub examples to try and understand how to correctly comment.<text:s/></text:p>
      <text:p text:style-name="P32"/>
      <text:p text:style-name="Normal"><text:span text:style-name="T33">Sources used:<text:s/></text:span></text:p>
      <text:p text:style-name="P34">Own previous code:</text:p>
      <text:p text:style-name="P35">This was by far the most relevant source used. Most of the code I used related heavily to my Assessment 1 submission. Reading in the environment, creating agents that randomly move around, adding density to the environment (opposite of eating), creating an agent framework for my drunks, and plotting the density of the drunks on a scatterplot. All these features (about 70-80% of my code) follow the same concepts as Assessment 1 with only the details changing. All this assessment 1 code was created with the help from the GEOG5990 website.</text:p>
      <text:p text:style-name="Normal"><text:span text:style-name="T36">Programming for Geographical Information Analysts: Core Skills website</text:span>:</text:p>
      <text:p text:style-name="P37"><text:tab/>This was used for learning how to comment and test source code correctly.<text:s/></text:p>
      <text:p text:style-name="P38">Leeds.ac.uk. (2019). Homepage - Programming for Geographical Information Analysts – Core Skills · Geography Programming Courses. [online] Available at: https://www.geog.leeds.ac.uk/courses/computing/study/core-python/ [Accessed<text:s/>06<text:s/>Dec. 2020].</text:p>
      <text:p text:style-name="P39">Realpython.com:</text:p>
      <text:p text:style-name="P40"><text:span text:style-name="T41">This we</text:span><text:span text:style-name="T42">bsite was used several times as a reference to learn new functions, understand loops and understand why my code wasn’t functioning properly. The time when it was used the most was in developing my text writer to write in the densities.<text:s/></text:span><text:a xlink:href="https://realpython.com/python-csv/" office:target-frame-name="_top" xlink:show="replace"><text:span text:style-name="T43">https://</text:span><text:bookmark-start text:name="_Hlt29060423"/><text:bookmark-start text:name="_Hlt29060424"/><text:bookmark-end text:name="_Hlt29060423"/><text:bookmark-end text:name="_Hlt29060424"/><text:span text:style-name="T44">realpython.com/python-csv/</text:span></text:a></text:p>
      <text:p text:style-name="P45">Real Python (2018). Reading and Writing CSV Files in Python. [online] Realpython.com. Available at: https://realpython.com/python-csv/ [Accessed<text:s/>1<text:s/>Jan. 2020].</text:p>
      <text:p text:style-name="P46">docs.python.org:</text:p>
      <text:p text:style-name="P47">This was used to help me understand the basics of python code. It was helpful in reviewing functions and understanding basic concepts like lists.<text:s/></text:p>
      <text:p text:style-name="P48">Python.org. (2019). 3.7.4 Documentation. [online] Available at: https://docs.python.org/ [Accessed<text:s/>1<text:s/>Jan. 2019].</text:p>
      <text:p text:style-name="P49">Github repositories<text:s/></text:p>
      <text:p text:style-name="P50">Andy<text:s/>Turners github was used to view examples on different ways to comment and document my code. The agdt-python-teaching-geog5990m was used as the basis.<text:s/></text:p>
      <text:p text:style-name="P51">GitHub. (2020). agdturner - Overview. [online] Available at: https://github.com/agdturner [Accessed<text:s/>1<text:s/>Jan. 2020].</text:p>
      <text:p text:style-name="P52">A link to my git hub repository:</text:p>
      <text:p text:style-name="Normal"><text:a xlink:href="https://github.com/gy19sr/Assessment_2" office:target-frame-name="_top" xlink:show="replace"><text:span text:style-name="Hyperlink">https://github.com/gy19sr/Assessment_2</text:span></text:a></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tuart Ross</meta:initial-creator>
    <dc:creator>Stuart Ross</dc:creator>
    <meta:creation-date>2020-01-04T19:23:00Z</meta:creation-date>
    <dc:date>2020-01-23T10:38:00Z</dc:date>
    <meta:template xlink:href="Normal" xlink:type="simple"/>
    <meta:editing-cycles>34</meta:editing-cycles>
    <meta:editing-duration>PT55260S</meta:editing-duration>
    <meta:document-statistic meta:page-count="3" meta:paragraph-count="17" meta:word-count="1298" meta:character-count="8682" meta:row-count="61" meta:non-whitespace-character-count="7401"/>
  </office:meta>
</office:document-meta>
</file>